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rsid="00052b96" officeooo:paragraph-rsid="00052b96"/>
    </style:style>
    <style:style style:name="P2" style:family="paragraph" style:parent-style-name="Text_20_body">
      <style:paragraph-properties fo:text-align="justify" style:justify-single-word="false" style:writing-mode="lr-tb"/>
      <style:text-properties officeooo:rsid="00052b96" officeooo:paragraph-rsid="00052b96"/>
    </style:style>
    <style:style style:name="P3" style:family="paragraph" style:parent-style-name="Text_20_body">
      <style:paragraph-properties fo:text-align="justify" style:justify-single-word="false"/>
      <style:text-properties officeooo:paragraph-rsid="00052b96"/>
    </style:style>
    <style:style style:name="P4" style:family="paragraph" style:parent-style-name="Text_20_body">
      <style:paragraph-properties fo:text-align="justify" style:justify-single-word="false"/>
    </style:style>
    <style:style style:name="P5" style:family="paragraph" style:parent-style-name="Heading_20_1">
      <style:paragraph-properties fo:text-align="center" style:justify-single-word="false"/>
    </style:style>
    <style:style style:name="P6" style:family="paragraph" style:parent-style-name="Heading_20_2">
      <style:paragraph-properties fo:text-align="center" style:justify-single-word="false"/>
    </style:style>
    <style:style style:name="P7" style:family="paragraph" style:parent-style-name="Text_20_body" style:list-style-name="L1">
      <style:paragraph-properties fo:text-align="justify" style:justify-single-word="false"/>
      <style:text-properties officeooo:paragraph-rsid="00052b96"/>
    </style:style>
    <style:style style:name="P8" style:family="paragraph" style:parent-style-name="Text_20_body" style:list-style-name="L1">
      <style:paragraph-properties fo:text-align="justify" style:justify-single-word="false"/>
    </style:style>
    <style:style style:name="P9" style:family="paragraph" style:parent-style-name="Text_20_body" style:list-style-name="L2">
      <style:paragraph-properties fo:text-align="justify" style:justify-single-word="false"/>
      <style:text-properties officeooo:paragraph-rsid="00052b96"/>
    </style:style>
    <style:style style:name="P10" style:family="paragraph" style:parent-style-name="Text_20_body" style:list-style-name="L3">
      <style:paragraph-properties fo:text-align="justify" style:justify-single-word="false"/>
    </style:style>
    <style:style style:name="P11" style:family="paragraph" style:parent-style-name="Text_20_body" style:list-style-name="L3">
      <style:paragraph-properties fo:text-align="justify" style:justify-single-word="false"/>
      <style:text-properties officeooo:paragraph-rsid="000943e3"/>
    </style:style>
    <style:style style:name="P12" style:family="paragraph" style:parent-style-name="Text_20_body" style:list-style-name="L3">
      <style:paragraph-properties fo:text-align="justify" style:justify-single-word="false"/>
      <style:text-properties officeooo:paragraph-rsid="00052b96"/>
    </style:style>
    <style:style style:name="T1" style:family="text">
      <style:text-properties officeooo:rsid="00052b96"/>
    </style:style>
    <style:style style:name="T2" style:family="text">
      <style:text-properties fo:font-style="italic" style:font-style-asian="italic" style:font-style-complex="italic"/>
    </style:style>
    <style:style style:name="T3" style:family="text">
      <style:text-properties fo:font-style="italic" officeooo:rsid="00052b96" style:font-style-asian="italic" style:font-style-complex="italic"/>
    </style:style>
    <style:style style:name="T4" style:family="text">
      <style:text-properties fo:font-style="italic" officeooo:rsid="000943e3" style:font-style-asian="italic" style:font-style-complex="italic"/>
    </style:style>
    <style:style style:name="T5" style:family="text">
      <style:text-properties officeooo:rsid="000943e3"/>
    </style:style>
    <style:style style:name="T6" style:family="text">
      <style:text-properties fo:font-style="normal" style:font-style-asian="normal" style:font-style-complex="normal"/>
    </style:style>
    <style:style style:name="T7" style:family="text">
      <style:text-properties style:text-position="sub 5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Prijedlog teme doktorskog rada</text:h>
      <text:h text:style-name="P5" text:outline-level="1">Technique for Assessment of Averaged Dosimetric Quantities on Surface of Non-Planar Body Parts</text:h>
      <text:h text:style-name="Heading_20_3" text:outline-level="3">Naslov</text:h>
      <text:p text:style-name="P1">Metoda usrednjavanja dozimetrijskih veličina na površini zakrivljenih dijelova tijela</text:p>
      <text:h text:style-name="Heading_20_3" text:outline-level="3">Ključne riječi</text:h>
      <text:p text:style-name="P2">elektromagnetska dozimetrija (eng. <text:span text:style-name="T2">electromagnetic dosimetry</text:span>) · gustoća upadne i apsorbirane snage (eng. <text:span text:style-name="T2">incident and absorbed power density</text:span>) · lokalna izloženost (eng. <text:span text:style-name="T2">exposure of local regions</text:span>) · milimetarski valovi (eng. <text:span text:style-name="T2">millimeter waves</text:span>)</text:p>
      <text:h text:style-name="Heading_20_3" text:outline-level="3">Motivacija</text:h>
      <text:p text:style-name="P4">Proliferacija podatkovno intenzivnih osobnih bežičnih komunikacijskih ured̄aja dovela je do potrebe za proširenjem frekvencijskog spektra preko područja visokih mikro u područje milimetarskih valova [1]. Poboljšanja koumunikacijskih performansi ostvarena su povećanim kapacitetom kanala i smanjenom mrežnom latencijom zahvaljujući razvoju pete generacije (5G) standarda za širokopojasne mobilne mreže [2]. Ključne značajke 5G standarda su agregacija nositelja, MIMO (eng. <text:span text:style-name="T3">m</text:span><text:span text:style-name="T2">ultiple </text:span><text:span text:style-name="T3">i</text:span><text:span text:style-name="T2">nput </text:span><text:span text:style-name="T3">m</text:span><text:span text:style-name="T2">ultiple </text:span><text:span text:style-name="T3">o</text:span><text:span text:style-name="T2">utput</text:span>) tehnologija, formiranje snopa (eng. <text:span text:style-name="T2">beamforming</text:span>), itd., uz već spomenuto proširenje frekvencijskog spektra [3]. Upravo potonje budi sve veći interes ali i zabrinutost opće populacije za potencijalne negativne biološke učinke uzrokovane izloženosti poljima na visokim radio frekvencijama [4].</text:p>
      <text:p text:style-name="P3">Općenito, elektromagnetsko (EM) zračenje nastaje zbog periodičnih izmjena električnog i/ili magnetskog polja u prostoru (<text:span text:style-name="T1">tzv. </text:span>valna teorija). Broj sinkroniziranih oscilacija komponenti EM polja u jedinici vremena definira frekvenciju kojaje obrnuto proporcionalna veličina valnoj duljini. EM spektar je raspon valnih duljina EM valova i pripadne im energije. EM zračenje radiofrekvencijskog spektra (3–300 GHz), karakteristično za mobilne komunikacije trenutnog i nadolazećih mrežnih standarda, klasificira se kao neionizirajuće jer energija pojedinog fotona (kvant EM energije u korpuskularnoj teoriji) biva nekoliko redova veličine niža od razine potrebne za ionizaciju bioloških molekula (&gt; 10 eV) [5]. Dakle, u ovom slučaju, EM energija nije dovoljna za raskid ionskih, vodikovih ili van der Waalsovih veza izmed̄u molekula unutar stanica [6]. Me<text:span text:style-name="T1">đ</text:span>utim, interakcija absorbiranih EM valova unutar tkiva za posljedicu ima prijenos kinetičke energije na slobodne polarne molekule uzrokujući njihovo intenzivnije “vibriranje”. Ovakav tip molekularne agitacije popraćen je povećanjem temperature promatranog okolnog tkiva unutar kojeg se polarne molekule nalaze. Takod̄er, valja napomenuti da postoje i dokazi o netoplinskim učincima karakterističnim za vrlo niske frekvencije polja (&lt; 100 MHz) koji se manifestiraju kroz promjene u aktivnosti staničnih membrana i neselektivnih kanala, transmembranskih potencijala i staničnog ciklusa [7]. Kako u radiofrekvencijskom spektru, za razliku od područja niskih frekvencija, ove pojave potencijalno mogu biti opisane samo unutar okvira termodinamike, nisu uvrštene u temeljna <text:soft-page-break/>načela djelovanja neionizirajućeg EM zračenja na tkivo [8] te posljedično nisu uključena u razma-tranje u ovom prijedlogu. </text:p>
      <text:p text:style-name="P3">Većina potrošačke elektronike spada u radiofrekvencijski dio EM spektra temeljeći se na uslugama komunikacije I bežičnog prijenosa informacija, a odnedavno u većem opsegu, i na bežičnom prijenosu energije [9]. Kako bi se ostvario visoki stupanj zaštite od potencijalnih štetnih učinaka na zdravlje, razna med̄unarodna tijela periodično postavljaju ograničenja izloženosti koja ovise o frekvenciji i scenariju izloženosti za kratkoročna i dugotrajna, kontinuirana i diskontinuirana radiofrekvencijska EM polja. ICNIRP (eng. <text:span text:style-name="T2">International Comission on Non-Ionizing Radiation Protection</text:span>) i IEEE/ICES (eng. <text:span text:style-name="T2">Institute of Electrical and Electronics Engineers/International Committee on Electromagnetic Safety</text:span>), organizacije od značaja za EU, propisuju smjernice [10], odnosno standarde [11], kako za radnike u ograničenom okruženju tako i za opću populaciju. Ograničenja su izvedena temeljeći se na relevantnoj znanstvenoj literaturi koja se odnosi na učinke izloženosti EM polja radiofrekvencija na biološke sustave i tkiva koja su klasificirana kao potencijalno štetna. Granica temperaturnog porasta od 1 °C kao rezultat izloženosti u daljinskom polju definirana je kao usrednjena vrijednosti uzimajući u obzir volumen čitavog tijela. Iako nije dokazano da temperaturni porast iznad 1 °C predstavlja štetni učinak na zdravlje pojedinca, definiran je kao gornja granica jer aktivira termoregulacijske reakcije unutar tijela [12]. U slučaju lokalne izloženosti, temperaturni porast je ograničen na 2 odnosno 5 °C, ovisno o normotemperaturi izloženog tkiva. Postavljanje ovih vrijednosti je temeljeno na eksperimentalnim studijama na ljudima [13] s obzirom na činjenicu da do kožnih oštećenja i deformacija može doći pri temperaturi od 41–43 °C [14] pri čemu se vjerojatnost i ozbiljnost oštećenja povećavaju s produljenjem perioda izloženosti [10]. Na ove granice, konzervativno identificirane kao prag štetnih učinaka na zdravlje, se potom primjenjuju redukcijski faktori koji dodatno uzimaju u obzir varijabilnost značajki pojedinaca kao i varijacije u postavkama izloženosti, okolišu, itd. Tako izvedene vrijednosti su definirane kao temeljna ograničenja i odnose se na fizikalne dozimetrijske EM veličine, vršne ili prosječne u vremenu i prostoru, u dobroj korelaciji s temperaturnim porastom. Kako bi se olakšala procjena izloženosti u situacijama u kojima je dozimetrijska analiza neprikladna, izvedene su referentne razine pod najgorim mogućim uvjetima izloženosti kako bi se postigao visok stupanj konzervativnosti i tako osigurao praktičniji način dokazivanja usklad̄enosti sa smjernicama odnosno standardima [15]. Države i lokalne zajednice potom samostalno propisuju mjere zaštite temeljeći se na preporukama odabranih internacionalnih smjernica i standarda. U RH je trenutno na snazi Pravilnik o zaštiti od elektromagnetskih polja Ministarstva zdravstva iz 2014. godine [16] s izmjenama i dopunama iz 2019. godine [17].</text:p>
      <text:p text:style-name="P3">IEEE standard i ICNIRP smjernice za ograničavanje izloženosti EM poljima do 300 GHz su ažurirani redom 2019. i 2020. ponajprije kako bi pomirili med̄usobna odstupanja i eliminirali nedosljednosti pri prijelaznoj frekvenciji za temeljna ograničenja [18]. Naime, s obzirom na dubinu prodiranja EM valova, temljna ograničenja na nižim frekvencijama su volumno usrednjena i definirana kao specifična razina apsorpcije (eng. <text:span text:style-name="T2">specific absorption rate</text:span>, SAR) – brzina kojom ljudsko tijelo apsorbira energiju po jedinici mase, definirana kao snaga apsorbirana u masi tkiva (obično 10 g). S druge strane, na višim frekvencijama, oko 90 % ukupne snage se absorbira unutar prvih nekoliko mm izloženog tkiva (8 mm na 6 GHz i 0,81 mm na 30 GHz [19]). Zbog toga je najznačajnija tehnička promjena uvod̄enje gustoće apsorbirane/epitelne snage (eng. <text:span text:style-name="T2">absorbed power density</text:span>, APD), kao temeljnog ograničenja lokalizirane izloženosti iznad 6 GHz u stacionarnom <text:soft-page-break/>stanju. Toplinsko modeliranje [20] i analitičke studije [21] sugeriraju da u rasponu od 6 do 30 GHz, izloženost na kvadratnom prosječnom području od 4 cm2 , što odgovara površini prednje površine volumena u obliku kocke od 10 g za usrednjavanje SAR-a, dobro korelira s lokalnim maksimalnim porastom temperature (Pearsonov koeficijent korelacije &gt; 0.7 [22]). Odgovarajuće referentne razine su takod̄er redefinirane u smislu gustoće upadne snage (eng. <text:span text:style-name="T2">incident power density</text:span>, IPD) usrednjene na istoj površini kao i APD ali uz pretpostavku slobodnog prostora kao praktičan način prikazivanja usklad̄enosti s propisanim ograničenjima. Kako bi se u obzir uzela formacija iznimno koncentriranog obrisa na izloženoj koži zbog formacije uskog uskog snopa iznad 30 GHz, usrednjavanje APD-a i IPD-a se dodatno provodi na 1 × 1 cm2 uz primjenu relaksacije ograničenja za 2 puta [21].</text:p>
      <text:p text:style-name="P1">U ažuriranim ICNIRP smjernicama [10] i IEEE standardu [11], usvojene su dvije definicije APD-a, obje izvedene iz Poyntingovog teorema. Prva definicija APD-a predstavljena je kao gustoća transmitirane snage (eng. <text:span text:style-name="T2">transmitted power density</text:span>, TPD) površinski usrednjena na kontrolnoj površini tkiva [23]. TPD je u svakoj točki kontrolne površine definiran kao linijski integral produkta SAR-a i gustoće izloženog tkiva do dubine iznad dubine u kojoj je većina EM snage absorbirana (&gt; 86 %) [24]. U drugoj definiciji, APD se određuje kao površinski usrednjeni tok gustoće snage (realni dio vremenski usrednjeni Poyntingov vektor) na kontrolnoj površini. Temeljeći se na teoremu o divergenciji, definicije APD-a su ekvivalentne ako je površina koja okružuje izloženi volumen tkiva zatvorena uz uvjet nepostojanja aktivnih izvora u ovom volumenu. Definicija IPD-a je identična definiciji APD-a preko Poyntingovog vektora uz razliku što se u ovom slučaju u obzir uzimaju uvjeti slobodnog prostora – upadno polje umjesto polja absorbiranog na površini). Iako je valjanost APD-a i IPD-a utvrđena kroz računalne i eksperimentalne studije [25], još uvijek postoje dvosmislenosti u pogledu matematičkog opisa i fizičke interpretacije, računalnih tehnika usrednjavanja, korištenih modela ljudskog tijela i pripadnih dielektričnih parametara korišenih prilikom EM dozimetrijske analize. Veliki problem je i procjena APD i IPD na zakrivljenim dijelovima tijela s polumjerom zakrivljenosti usporedivim s valnom duljinom upadnog EM polja. U ovim situacijama ravna kontrolna ploha za usrednjavanje predstavlja grubu aproksimaciju i potencijalno dovodi do podcjenjivanja ekstrahiranih dozimetrijskih veličina [26].</text:p>
      <text:p text:style-name="P1">Toćnost dielektričnih svojstava ljudskog tkiva bitno je za procjenu jakosti induciranog polja. Med̄utim, pri visokim frekvencijama, veću ulogu igra varijabilnost dimenzija i morfologija izloženog tkiva [27]. Naime, debljina kože je iznimno bitan faktor za izloženost milimetarskim frekvencijama jer direktno odred̄uje količinu slobodnih polarnih molekula koje indirektno utječu na absorpciju polja. Od iznimnog značaja za dozimetrijsku analizu je i sami oblik izloženog tkiva koji se u većini literature aproksimira ravnom plohom korištenjem jednoslojnih [28, 29, 30] ili višeslojnih [4, 31, 27, 32, 33, 34] modela. Ovakav pristup, prihvaćen i u ICNIRP smjernicama i IEEE standardu, može dovesti do grubih pogreški u situacijama izloženosti dijelova tijela izražene zakrivljenosti i drugim nepravilnosti u morfološkim obilježjima (prst ili uho prilikom telefonskih razgovora). Glavna motivacija ove doktorske disertacije temeljito je istraživanje utjecaja geometrijskih značajki tkiva složene površinske morfologije na vrijednost ekstrahiranih vrijednosti APD-a i IPD-a iznad 6 GHz. Valja naglasiti da korištenje numeričkih tehnika temeljenih na konačnim diferencijama povlači i potrebu korištenjem vokseliziranih modela ljudskog tijela. Ovakvi modeli učestalo dovode do aproksimacijskih pogrešaka i čine dozimetrijsku analizu manje preciznom. Korištenje numeričkih tehnika baziranih na konačnim i rubnim elementima (ili <text:soft-page-break/>analitičkih tehnika, kada je to moguće) osigurava eliminaciju numeričkih greški i šumova ali zahtjeva kompleksne metode za ekstrakciju površinski usrednjenih vrijednosti. Stoga, druga motivacija je razvoj numeričkog integratora za prostornog usrednjavanje toka snage bez obzira na ishodišnu numeričku/analitičku tehniku korištenu prilikom proračuna EM polja. Konačno, automatska detekcija “hot-spot” regija izložene površine tkiva proizvoljne geometrije je takod̄er od iznimnog značaja s obzirom na male dimenzije antena korištenih u neposrednoj blizini ljudskog tijela.</text:p>
      <text:h text:style-name="Heading_20_3" text:outline-level="3">Pregled dosadašnjih istraživanja</text:h>
      <text:p text:style-name="P4">Otkako je u prvoj polovici 20. stoljeća puštena u rad i počela s emitiranjem prva komercijalna radijska postaja, u javnosti postoji interes za procjenu izloženosti ljudi radiofrekvencijama [35]. Ozbiljni napori u znanstvenom istraživanju interakcije EM valova radiofrekvencijskog spektra i ljudskog tkiva pokrenuti su tijekom 20-ih godina prošlog stoljeća s obzirom na naglo proširenu primjenu dijatermije – metode terapijskog zagrijavanja tkiva [36]. Početkom 50-ih godina prošlog stoljeća, Ministarstvo obrane SAD-a pustilo je u rad veći broj radijskih odašiljača radi testiranja naprednog korištenja bežičnih komunikacija i radarskih sustava u vojne svrhe. Kako je većina odašiljača radila u režimu maksimalne izlazne snage u neposrednoj blizini osoblja, postavlja se pitanje mogućih štetnih učinaka na zdravlje. Pokrenut je tzv. Tri-Service Program (1956.–1960.) koji je kao glavni cilj imao konačnu znanstveno potkrijepljenu potvrdu utjecaja polja na ljudsko tijelo [37]. Iako su istraživanja u ovom području tijekom 70-ih godina prošlog stoljeća dovedena na znatno višu razinu kvalitete [38], med̄u općom populacijom raslo je nepovjerenje zbog sve broja bežičnih elektroničkih ured̄aja koji rade u neposrednoj blizini ljudskog tijela čija je sigurnost upitna. Zbog kroničnog nedostatka konkretnih ograničenja i propisa definiranih na temelju rigorozno provjerenih znanstvenih činjenica, pojavljivao se i sve veći broj kontroverznih tvrdnji i stavova o sprezi EM polja i ljudskog tijela. Kao odgovor, objavljen je niz studija baziranih na računalnoj dozimetriji, uglavnom razmatrajući izloženost ravnim valovima s obzirom na stanje tehnologije u to vrijeme, što kulminira i objavom prvog priručnika sponzoriranog od strane Zračnih snaga SAD-a [39]. Prvi skup službenih sigurnosnih standarda u SAD-u objavljen je tijekom kasnih 60-ih godina prošlog stoljeća iz kojih I proizlazi IEEE obitelj standarda za sigurnosne razine s obzirom na izloženost ljudi radiofrekventnim poljima u rasponu do 300 GHz (C95.1-x, gdje x odgovara godini izdanja). Rana ograničenja su se izražavala kroz gustoću snage upadne na tijelo modelirano kanonskim geometrijama [40]. Tijekom narednih desetljeća, evoluirao je razvoj med̄unarodnih, često neovisnih, regulatornih tijela, uključujući Američki nacionalni institut za standarde (ANSI), Federalnu komisiju za komunikacije (FCC), ICNIRP, IEEE, itd.</text:p>
      <text:p text:style-name="P4">Tijekom posljednjeg desetljeća, istraživanja su se barem udvostručila na svim frontama: od eksperimentalnih preko epidemioloških do dozimetrijskih/tehničkih studija. Ipak, najveći napredak vidljiv je u kvaliteti i broju objavljenih studija provedenih u računalnim dozimetrijskim istraživanjima, čija je glavna ideja realizacija preciznih simulacija na visokim frekvencijama u bliskom polju [34]. U većini studija, pokazano je da su učinci zagrijavanja dobro su povezani s količinom snage EM polja koju apsorbira biološko tkivo [41]. Med̄utim, s nadolazećom masovnom implementacijom 5G mrežnog standarda, bežične mreže će biti heterogene u smislu frekvencije i pokrivenosti. Osim već postojećih pojaseva ispod 6 GHz (npr. raspon ispod 1 GHz koji podržava širokopojasnu pokrivenost, raspon 3.3–4.2 GHz koji podržava većina davatelja komunikacijskih <text:soft-page-break/>usluga, itd.), planira se i uvod̄enjem malih ćelija u rasponu 24–28 GHz [42] ali se istodobno posvećuje veliku pozornost frekvencijama oko 60 GHz [43]. Na ovim je frekvencijama absorpcija u ljudskom tijelu uglavnom površinska zbog male dubine prodiranja EM valova [3].</text:p>
      <text:p text:style-name="P4">Na pitanje koja je odgovarajuća metrika izloženosti u rasponu 1–10 GHz – SAR ili IPD, raspravljalo se u dvije studije iste istraživačke skupine korištenjem 1-D ravnog modela [44] i složenih modela ljudskog tijel<text:span text:style-name="T1">a</text:span> [45]. Numerički rezultati pokazuju da maksimalni porast temperature na površini bolje korelira s vršnim 10-g SAR-om do 6 GHz u usporedbi s IPD-om. S druge strane, značajno bolju korelaciju ostvaruje IPD s maksimalnim porastom temperature iznad 6 GHz. Uzimajući u obzir kombinirane zaključke iz obje studije, autori sugeriraju da bi prijelazna frekvencija trebala biti postavljena na 6 GHz. Naknadno, u [18], pokazano je postojanje fizikalno neopravdanih diskontinuiteta u maksimalnoj snazi zračenja pri prijelazu sa SAR-a na IPD. Sam prijelaz implcira da bi ured̄aji trebali koristiti znatno manju snagu zračenja (reda nekoliko dB) kako bi postigli uskla<text:span text:style-name="T1">đ</text:span>enost iznad 6 GHz. Slični rezultati su dobiveni <text:span text:style-name="T1">i</text:span> u opsežnoj numeričkoj studiji [46] koristeći realistične izvore i scenarije izloženosti. Sustavno je razmatran utjecaj parametara kao što su frekvencija, veličina niza, topologija niza, udaljenost od antene do tijela i raspon usmjeravanja snopa te je uspore<text:span text:style-name="T1">đ</text:span>en s mjerenim podacima. Zaključak je da je potrebno globalno uskla<text:span text:style-name="T1">đ</text:span>ivanje granica izloženosti iznad 6 GHz kako bi se izbjeglo neopravdano smanjenje maksimalne snage prijenosa 5G korisničke opreme u usporedbi s prethodnim generacijama. Ovi zaključci su dodatno potvrd̄eni u neovisnoj studiji [24] pri čemu se, umjesto IPD-a, kao relevantno temeljno ograničenje koristi prostorno usrednjeni TPD. Prednost korištenja TPD-a leži u činjenici što se uzima u obzir absorbirano umjesto upadnog polja te se osigurava mogućnost demonstracije usklad̄enosti s ograničenjima izloženosti i u području bliskog polja [47]. U [48], provedena je dodatna rasprava o TPD-u kao metrici relevantnoj za ažuriranu verziju ICNIRP smjernica i za nacrt IEEE C95.1 verzije standarda iz 2019. Za jednostavne scenarije izloženosti homogenih modela, usrednjeni TPD se da aproksimirati kao produkt koeficijenta prijenosa izvedenog iz faktora refleksije s vrijednošću usrednjenog IPD-a, dobivenog koristeći apsolutnu vrijednost ili realne komponente vremenski usrednjenog Poyntingovog vektora u slobodnom prostoru, na ravnini koja predstavlja izloženu površinu modela.</text:p>
      <text:p text:style-name="P4">Studije bazirane na toplinskom modeliranju [20] i analitičkim rješenjima problema EM i toplinske dozimetrije [21] sugeriraju da područje od 2 × 2 cm2 ostvaruje blisku aproksimaciju lokalnog maksimalnog porasta temperature s obzirom na prirodu lokaliziranog zagrijavanja izloženog tkiva na frekvencijama iznad 6 GHz. Ovi zaključci su dodatno potkrijepljeni izračunima za realistične scenarije izloženosti [32]. Ovakve dimenzije kvadratnog područja za površinsko usrednjavanje osim toga osiguravaju i dosljednost izmed̄u lokalnog SAR-a i gustoće apsorbirane snage – površina prednje strane volumena od 10 g u obliku kocke za volumno usrednjavanje SAR-a je približno 4 cm2 . Bitno je voditi računa da je područje usrednjavanja gustoće apsorbirane snage relevantne za porast temperature ovisno o frekvenciji; potrebna su manja područja usrednjavanja kako se frekvencija povećava zbog suženja snopa upadnih zraka. Stoga je kao dodatni kriterij za frekvencije iznad 30 GHz potrebno odrediti i vršnu gustoću apsorbirane snage usrednjenu na području od 1 × 1 cm2 , uz uvjet da je dobivena vrijednost najviše 2 puta veća od odgovarajuće vrijednosti za područje usrednjavanja od 2 × 2 cm2 [21].</text:p>
      <text:p text:style-name="P4"><text:soft-page-break/><text:span text:style-name="T1">O</text:span>d posljednjeg izdanja ICNIRP smjernica i IEEE standarda, istraživanje u području računalne dozimetrije uglavnom je usmjereno kako bi dalo odgovor na pitanja ekvivalencije definicija APD-a, odgovarajuće plohe za usrednjavanje te prikladnog definiranja IPD-a (normalne komponente ili magnituda vremenski usrednjenog Poyntingovog vektora). U [49], dana je kvantitativna usporedba usrednjenih IPD-a i APD-a koji se odnose na izloženost u bliskom polju na frekvencijama u rasponu 6–100 GHz. Analiza se odnosi na normalno upadne EM valove emitirane od strane realističnih izvora (poluvalni dipol i antenski nizovi) na višeslojni ravni model postavljen na udaljenosti u rasponu 2–10 mm. Izvan reaktivne zone bliskog polja, pokazana je tek marginalna razlika izmed̄u dviju interpretacija IPD-a (unutar 0.7 dB). Razlika izmed̄u IPD-a dobivenog koristeći normalne komponente ili magnitudu vremenski usrednjenog Poyntingovog vektora u usporedbi s usrednjenim APD-om iznosi 0.9 odnosno 1.4 dB. Unutar reaktivne zone bliskog polja, IPD se pokazao kao neprikladna metrika za procjenu usklad̄enosti. Konačno, rezultati sugeriraju da sama definicija IPD-a nije značajan čimbenik koji utječe na procjenu izloženosti u usporedbi s drugim čimbenicima poput frekvencije, položaja antene u odnosu na tkivo i dimenzija površine korištene za usrednjavanje gustoće snage. Slični zaključci su izvedeni i u [22] gdje je dodatno provedena sveobuhvatna statistička analiza uz pripadne testove značajnosti. Svi izvedeni zaključci prethodnih studija potvrd̄eni su naknadno u internacionalnoj komparativnoj studiji [50]. Ova studija pojašnjava glavne uzroke numeričkih pogrešaka u dozimetrijskoj analizi uspored̄ujući rezultate izračuna 6 internacionalnih laboratorija korištenjem vlastitih numeričkih metoda s različitim modelima tijela i antena. Pojedinosti su izostavljene radi sažetosti ali valja naglasiti da ostvarno slaganje med̄u istraživačkim grupama indicira da su greške numeričkog izračuna dozimetrijske analize uzrokovane definicijom površinski gustoće gustoće upadne snage marginalne.</text:p>
      <text:p text:style-name="P4">Takod̄er, kosa incidencija je tema od posebnog interesa. U [51], autori su pokazali da propusnost transverzalnog magnetskog upadnog vala raste s povećanjem kuta do maksimalnog kuta propusnosti zbog Brewsterovog efekta. U skladu sa studijama [34, 52], pokazano je da normalna incidencija odgovara najgorem scenariju lokalne izloženosti. Dodatno, rezultati takod̄er ukazuju na to da u rasponu od 6–1000 GHz, TPD snažno korelira s porastom površinske temperature i predstavlja prikladnu veličinu za procjenu EM dozimetrije iznad 6 GHz. U 2021. godini, objavljen je I IEEE vodič za definiciju IPD-a za korelaciju maksimalnog porasta površinske temperature [53] kako bi se razjasnilo sve eventualno preostale nejasnoće oko matematičke definicije IPD-a, površinom za usrednjavanje ali i mogućnošću praktične uporabe i utjecaja upadnog kuta EM polja. Ovaj vodič uključuje realistične scenarije izloženosti višeslojnih ravnih modela ljudske kože (već predstavljene u [50]) uz različite izvore zračenja, upadne kutove i frekvencije unutar raspona 10–90 GHz na udaljenostima od 2–150 mm. Osim statističke analize, rezultati su verificirani i termografskim mjerenjima. Konačno, izvedena su i tri temeljna zaključka: (i) magnituda površinski usrednjenog IPD-a rezultira najvišim koeficijentima korelacije s temperaturom, med̄utim, obje definicije snažno koreliraju s porastom temperature za scenarij kvazi-okomitog upada (Pearsonovi koeficijenti korelacije &gt; 0.7 u oba slučaja), (ii) magnituda površinski usrednjenog IPD-a daje bolju procjenu induciranog povećanja temperature od normalne definicije uz marginalnu razliku prisutnu isključivo uz pretpostavku uvjeta bliskog polja, i (iii) faktor zagrijavanja (omjer maksimalnog temperaturnog porasta i usrednjene gustoće snage) kao funkcija upadnog kuta pokazuje da normalna definicija IPD-a bolje korelira s maksimalnim porastom površinske temperature u <text:soft-page-break/>usporedbi s magnitudom jer je manje osjetljiva na varijaciju upadnog kuta; upotreba definicije norme rezultira konzervativnijim procjenama izloženosti.</text:p>
      <text:p text:style-name="P1">Radna skupina 5 uključena u djelovanje IEEE/ICES tehničkog odbora (eng. <text:span text:style-name="T2">tehnical committee</text:span>, TC) 95 pododbora (eng. <text:span text:style-name="T2">subcommittee</text:span>, SC) 6 za EM dozimetrijsko modeliranje uspostavila je dvije različite definicije IPD-a površinski usrednjenog na evaluacijskoj plohi – kontrolna površina na ozračenoj ravnoj projekciji ljudske kože u slobodnom prostoru [53]. Do danas, većina studija procjene izloženosti bazirana na EM dozimetriji iznad 6 GHz, uključujući i milimetarske valove, koristi ravni ekvivalent jednoslojnog [52, 28, 29, 30, 54] ili višeslojnog [4, 55, 27, 34, 32, 33, 31, 56] modela ljudske kože. Med̄utim, problem u takvom pristupu je procjena gustoće snage na zakrivljenim dijelovima tijela čiji red veličine polumjera zakrivljenost odgovara valnoj duljini upadnog EM polja [26]. Istraživači u [57] su se na ovaj problem već osvrnili za za raspon frekvencija 900–3700 MHz s obzirom na apsorpciju EM polja u ljudskim rukama. Rezultati usporedbe apsorpcije u ruci u odnosu na standardizirani ravni fantom pokazali su poboljšanja od nekoliko dB. Pretpostavljeni uzrok ovog fenomena je rezonancija ostvarena izmed̄u izloženih prstiju i EM polja na korištenim frekvencijama radi dimenzija i oblika. Nadalje, utjecaj zakrivljenosti različitih dijelova tijela modeliranih korištenjem kanonskih geometrija, npr. cilindra ili izduženog cilindra, s radijusima reda veličine nekoliko mm pri milimetarskim valovima istražen je u [26], ali zbog smanjenih dimenzija modela, nije uzeto u obzir prostorno usrednjavanje.</text:p>
      <text:p text:style-name="P1">Radna skupina 7 (IEEE/ICES TC 95 SC 6) je oformljena s ciljem unificiranja sheme površinskog usrednjavanja za procjenu APD-a. Osim već postojećih ravnih modela, predložene su i dva kanonska zakrivljena modela: kugla I cilindar. Ovaj prijedlog je izravno motiviran rezultitatima studije [58] u kojoj Diao i suradnici predložu 4 različita pristupa usrednjavanja APD-a na sfernoj i cilindričnoj površini u rasponu od 6–60 GHz te validiraju rezultate i koristeći realistični model podlaktice. Rezultati istraživanja izloženosti sfernog modela ljudske glave fiksnih dimenzija EM poljima do 100 GHz proizašli iz naše istraživačke skupine pokazuju da da prostorno usrednjavanje gustoće upadne snage u rasponu od biva i do 30 % veće od odgovarajućih vrijednosti dobivenih koristeći uobičajenu ravnom kontrolnu plohu za usrednjavanje. Dodatni doprinos ove studije i korištenje Gauss-Legendre numeričke integracijske tehnika koja osigurava točnost i preciznost proračuna i za relativno mali broj točaka proračuna upadnog EM polja.</text:p>
      <text:p text:style-name="P1">Na poslijetku, od iznimnog značaja je i mogućnost odred̄ivanja prostorno usrednjenih dozimetrijskih veličina na složenim konformnim anatomskim modelima - najveća važnost za preciznu dozimetriju na visokim frekvencijama relevantnu za nadolazeće komunikacijske standarde. Upravo ovo je postavljeno kao jedan od najvažnijih ciljeva ovog doktorskog istraživanja.</text:p>
      <text:h text:style-name="Heading_20_2" text:outline-level="2">Hipoteza</text:h>
      <text:p text:style-name="P4">Jedna od glavnih značajki 5G tehnološkog standarda za širokopojasne mobilne komunikacije temelji se na proširenju iskorištenog frekvencijskog pojasa u područje visokih mikro (&gt; 6 GHz) i milimetarskih valova (&gt; 30 GHz). Utjecaj EM polja na ljudskog tijelo pri ovim frekvencijama uglavnom je lokalnog karaktera i manifestira se porastom temperature na površini kože. Iz tog razloga, temeljno ograničenje (i odgovarajuća referentna razina) definirano je kao gustoća absorbirane (i upadne) snage usrednjena na ograničenom području najveće izloženosti.</text:p>
      <text:p text:style-name="P3"><text:soft-page-break/>Do danas, prilikom dozimetrijske analize, područje usrednjavanja je aproksimirano kao ravna ploha čija je površina funkcija frekvencije. Med̄utim, pri visokim frekvencijama EM polja čija je valna duljina usporediva s polumjerom zakrivljenosti izloženih dijelova tijela, ravna ploha predstavlja grubu aproksimaciju i potencijalno dovodi do poddimenzioniranja površinski usrednjenih dozimetrijskih veličina.</text:p>
      <text:p text:style-name="P3">Iz ovog razloga, kao temeljna pretpostavka doktorskog istraživanja postavlja se da korištenje zakrivljenih modela nužno dovodi do vrijednosti usrednjne gustoće snage bliže stvarnim vrijednostima. Kako su prilikom praktičnih scenarija izloženosti u najvećoj ugrozi od površinskog pregrijavanja na lokalnoj skali prsti šake te vanjsko uho i glava, odgovarajući cilindričnog ili sferni modeli nameću se kao najprikladniji.</text:p>
      <text:p text:style-name="P3">S obzirom da iznimno kompleksne površinske geometrije poput one vanjskog uha ne mogu biti adekvatno opisane kanonske modele, javlja se potreba i za korištenjem ekvivalentnih anatomskih modela. Matematički opis zakrivljenosti površine ovakvih modela je moguć isključivo koristeći precizne numeričku procjenu normalnih jediničnih vektora na površinu. Usrednjavanje gustoće snage je potom moguće parametrizacijom komforne površine i numeričkim pristupom aproksimacije plošnih integrala vektorskog polja.</text:p>
      <text:p text:style-name="P3">Dakle, sljedeća pretpostavka je da zamršena distribucija normalnih vektora na površini anatomskih modela kao rezultat morfoloških nepravilnosti, nesimetrije i eventualnih deformiteta promatranog tkiva, značajno utječe na absorpciju upadnog EM polja. Za posljedicu, vrijednosti usrednjene gustoće snage potencijalno mogu biti drastično veće u usporedbi s ravnim modelima ali i zakrivljenim modelima simetrične geometrije, ovisno o položaju antene, polarizaciji upadnog polja, i površini integracijske domene.</text:p>
      <text:p text:style-name="P3">Detekcija regije najvećeg temperaturnog porasta na anatomskim modelima nije moguća izravno u usporedbi s ravnim ili zakrivljenim modelima simetričnih geometrijskih karakteristika. S obzirom da će distribucija absorbiranih komponenti EM polja biti izrazito heterogena, poglavito u području bliskog polja, potrebno je evaluirati usrednjenu gustoću snage na kompletnoj površini izloženog dijela tijela. Ovakav proces zahtjeva korištenje velikih računalnih resursa posebno kod detaljnih, višeslojnih modela.</text:p>
      <text:p text:style-name="P3">Nadalje, ovo doktorsko istraživanje za cilj postavlja i razvoj hibridne metode bazirane na principima strojnog učenja <text:span text:style-name="T1">i</text:span> stadardnih numeričkih metoda koje na efikasan način indirektno ostvaruje automatsku detekciju prethodno definiranih “hot-spot” regija – ograničeno područje povišene temperature u usporedbi s okolinom.</text:p>
      <text:p text:style-name="P3">Točnost usrednjavanja bit će osigurana koristeći suvremenu tehnologiju, ideje i značajke iz područja računalne grafike <text:span text:style-name="T1">i</text:span> računalnog vida prilagod̄ene potrebama dozimetrijske analize. Kako bi se izbjeglo pojednostavljenje prostorne domene na bilo koji način, npr. kanonizacija zakrivljenih regija, zaglad̄ivanje nepravilnih morfoloških značajki, itd., i kako bi se osigurala točna procjena usrednjene gustoće snage, kontrolna površina će biti parametrizirana koristeći koordinatni sustav baziran na ortonormalnim komponentama izvedenih iz svojstvenih vrijednosti lokalne zakrivljenosti.</text:p>
      <text:p text:style-name="P3">Opisani pristup integracije ima i dodatnu pozitivnu posljedicu – neovisnost o ishodišnoj numeričkoj ili analitičkoj metodi proračuna absorbiranog EM polja na površini modela. Naime, predložena <text:soft-page-break/>tehnika se oslanja isključivo na vrijednosti izračunate u neorganiziranom skupu točaka uzorkovanih na izloženoj površini modela. Na ovaj način, nakon parametrizacije, integracijska površina može biti funkcionalno rekonstruirana korištenjem bivarijatne interpolacije s obzirom na bilo koji smjer koji nije dio tangencijalne ravnine. Odred̄ivanje distribucije normalnih vektora je tako svedeno na strojnu preciznost parcijalnim deriviranjem bivarijatnog interpolata po ortogonalnim komponentama tangencijalne ravnine. Tako je eliminirana i ovisnost o položajnim vezama izmed̄u točaka u kojima je definiran integrand, npr. razvoj Voronoi dijagrama ili mreže konačnih elemanata, te je osigurana mogućnost korištenja numeričke integracije visoke točnosti, npr. Gaussova integracija.</text:p>
      <text:h text:style-name="Heading_20_3" text:outline-level="3">Opis i metodologija istraživanja</text:h>
      <text:p text:style-name="P4">U prvom dijelu istraživačkog rada provest će se sustavni pregled literature i prikupljanje relevantnih podataka za realizaciju referentnih modela ljudskog tkiva baziranim na sfernoj/cilindričnoj geometriji ili koristeći realistična morfološka obilježja. U većini postojeće literature, modeli tkiva, s obzirom na primjenu i tip provedene dozimetrijske analize za koju se koriste, se realiziraju kao ravni poluprostor sačinjen od 1 ili više slojeva. Najčešće je riječ o 3 sloja koji po širini i dielektričnim svojstvima odgovaraju dvama slojevima kože i adipoznom potkožnom tkivu [27]. S obzirom na niski udio slobodnih polarnih molekula, za frekvencije iznad 6 GHz prilikom EM dozimetrijske analize, rožnati sloj se klasificira kao odvojeni sloj od epiderme kojoj strukturalno pripada [59]. Sljedeći sloj je sačinjen od epiderme i derme zbog sličnih dielektričnih svojstava i apsortivnosti EM energije [3]. Treći sloj je adipozno potkožno tkivo koje zbog iznimno slabe absorpcije ostvaruje karakteristike termalne barijere. Dielektrična svojstva ljudske kože dobivaju se mjerenjem njezine relativne kompleksne permitivnosti koja ovisi o vodljivosti, permitivnosti slobodnog prostora i frekvenciji upadnog polja. Rezultati mjerenja permitivnosti kože do sada objavljeni u literaturi pokazali su izrazitu korelaciju s tehnikom mjerenja i modelom kože (in vivo ili in vitro, temperatura kože, položaj na tijelu <text:span text:style-name="T1">i</text:span> debljina različitih slojeva kože). Tako su primjerice Gabriel i suradnici [60] objavili ekstrapoliranu kompleksnu permitivnost ljudske kože do 110 GHz na temelju mjerenja izvedenih ispod 20 GHz. Nadalje, rezultati koje su prikazali Gandhi i Riazi [61] na 60 GHz dobiveni su pomoću Debyeovog modela temeljenog na mjerenjima izvedenim koristeći kožu kunića na 23 GHz. Osim toga, brojni istraživači su pokušali precizno utvrditi kompleksnu permitivnost na temelju tehnike slobodnog prostora, in vivo mjerenje koaksijalnim sondama, in vitro mjerenja refleksije s otvorenim valovodom, itd. Do danas, kao referenca se uzimaju podaci predstavljeni u [60] uglavnom jer se širokodostupne baze dielektričnih i termalnih parametara [62] baziraju upravo na njima. Potrebno je dakle uzeti u obzir interindividualnu varijabilnost debljine pojedinih slojeva kože te dielektričnih svojstava koje dodatno ovise i o dijelovima tijela izloženim EM poljima. Kod jednostavnih zakrivljenih geometrija (kugla i cilindar), varijacija parametara je moguća primjenom Monte Carlo analize dok je kod anatomskih modela ovakav pristup iznimno računalno zahtjevan. Zato, na temelju dostupne literature, anatomski modeli trebaju biti razvijeni u svrhu postizanja kompatibilnosti s većinom populacije koristeći očekivane vrijednosti dimenzija modeliranom dijela tijela, njegove strukture i anatomije, te vrijednosti dielektričnih parametara od interesa.</text:p>
      <text:p text:style-name="P1">Nadalje, u posljednjem izdanju IEEE standarda [11] i ICNIRP smjernica [10] za sigurnosne razine s obzirom na izloženost ljudi radiofrekventnim EM poljima do 300 GHz, temeljna ograničenja iznad <text:soft-page-break/>6 GHz za situacije lokalne izloženosti u stacionarnom stanju dane su u vidu dvije matematičke definicije gustoće absorbirane snage na kontrolnoj površini. Obje definicije su postavljene kao plošni integrali pri čemu se podintegralne funkcije bitno razlikuju. U prvoj definiciji, podintegralna funkcija je skalarno polje dobiveno linijskom integracijom produkta SAR-a i gustoće tkiva po dubini istoga. U drugoj definiciji, podintegralna funkcija je izvedena direktno iz vremenski usrednjenog Poyntingovog vektora i predstavlja vektorsko polje čija je orjentacija diktirana distribucijom normalnih vektora promatrane kontrolne površine. Prema teoremu o divergenciji, s obzirom da integracijska površina nije zatvorena, dvije defincije APD-a kako ih definira ICNIRP i IEEE/ICES nisu ekvivalentne. Med̄utim, s obzirom na iznimno malu dubinu prodiranja EM snage u tkivo (generalno, više od 90 % snage na površini je absorbirano u prvi 1 mm tkiva), konačna usrednjena vrijednost će biti tek neznatno različita na ravnim modelima [63]. S druge strane, distribucija absorbiranog EM polja na površini anatomskih modela je iznimno heterogena i teško je predvidjeti fizikalna svojstva površinski usrednjenih vrijednosti. Iz tog razloga je potrebno, koristeći prethodno opisane zakrivljene modele, usporediti vrijednosti dobivene dvjema definicijama APD-a i validirati dobivene rezultate referirajući se na postojeće rezultate temeljene na ravnim modelima.</text:p>
      <text:p text:style-name="P1">Kako je spomenuto u opisu druge definicije APD-a, oblik i zakrivljenost kontrolne površine su odred̄eni distribucijom jediničnih normalnih vektora. Kod kanonskih geometrija zakrivljenih modela, proračun normala je izravan koristeći analitičke izraze u odgovarajućem koordinatnom sustavu (sferni ili cilindrični koordinatni sustav). S druge strane, kod anatomskih modela, integracijska površina se matematički može opisati kao 2-D Riemannova mnogostruktost (eng. <text:span text:style-name="T2">manifold</text:span>) u 3-D Euklidskom prostoru. U svim točkama promatrane površine postoji zasebna tangencijalna ravnina. Pravac u bilo kojoj točki okomit na pripadnu tangencijalnu ravninu sadržava normalni i jedinični normalni vektor proizvoljne orjentacije. Zakrivljenost površine u promatranoj točki se potom može opisati koristeći dvije ravnine koje sadržavaju vektor normale a koje karakterizira najveća i najmanja zakrivljenost krivulje dobivene kao presijek ovih ravnina i kontrolne površine. Zakrivljenost krivulja se dobije iz Frenet–Serret formula kao obrnuto proporcionalna vrijednost polumjera oskulirajućeg kruga – krug koji najbolje lokalno odgovara zakrivljenosti krivulje i dodiruje je u samo jednoj točki. Na temelju svojstvenih zakrivljenosti izvodi se Gaussova zakrivljenost koja omogućuje formalnu definiciju operatora oblika promatrane površine i posljedično njezinu funkcionalnu rekonstrukciju. Bilo koja pravilna i glatka (diferencijabilna) površina može se lokalno izraziti kao graf bivarijantne "funkcije visine" u odnosu na bilo koji z-smjer koji ne pripada tangentnom prostoru. Odred̄ivanje z-smjera je moguće transformacijom originalnog koordinatnog sustava koristeći analizu glavnih komponenti (eng. <text:span text:style-name="T2">principal component analysis</text:span>, PCA). Vektor normale tada se računa kao vektorski produkt parcijalne derivacije parametrizirane površine po tangecijalnim komponentama.</text:p>
      <text:p text:style-name="P1">Ovakav pristup ne zahtijeva konstruiranje položajne veze izmed̄u točaka u 3-D prostoru u kojem se procjenjuje EM polje. Rekonstrukcija površine izvodi se funkcionalno primjenom 3-D interpolacije bazne funkcije. Površinski integrali skalarnog i vektorskog polja u definicijama APD-a aproksimiraju se korištenjem 2-D Gauss-Legendreove kvadrature na parametarskim površinama. Nadalje, parametarska površina, postavljena okomito na smjer upadanja ravnih valova, predstavlja projekciju konformne površine u 2-D prostoru i predstavlja integracijsku domenu. Važno je napomenuti da je površina konformne površine općenito veća od one definirane istom konturom na <text:soft-page-break/>ravnoj površini i da je normalizacija gustoće snage ostvarena korištenjem vrijednosti površine odgovarajućeg konformnog područja.</text:p>
      <text:h text:style-name="Heading_20_3" text:outline-level="3">Očekivani znanstveni doprinos</text:h>
      <text:p text:style-name="P4">Temeljeći se predstavljenom hipotezom doktorskog istraživanja uz ogovarajući opis i metodologiju istog, glavni očekivani znanstveni doprinos je realizacija tehnike i pripadnog računalnog alata za efikasno usrednjavanje dozimetrijskih veličina na površini zakrivljenih dijelova ljudskog tijela izložene EM poljima radiofrekvencijskog spektra iznad 6 GHz. Time bi se omogućio uvid u utjecaj geometrijskih obilježja površine tkiva, njegovih morfoloških obilježja, zakrivljenosti i geometrije regije usrednjavanja. Posredno, osigurale bi se i temeljne smjernice za razvoj referentnih modela ekvivalentnih izloženom tkivu u budućim standardima za ograničenje izloženosti EM poljima do 300 GHz.</text:p>
      <text:p text:style-name="P3">Glavni doprinos može se sažeti kroz sljedeće stavke:</text:p>
      <text:list text:style-name="L1">
        <text:list-item>
          <text:p text:style-name="P7">Razvoj homogenog i slojevitog, sfernog i cilindričnog modela u svrhu efektivne aproksimacije zakrivljenih dijelova ljudskog tijela. Ovakvim modelima bi se osigurala točnost prilikom ekstrakcije usrednjenih dozimetrijskih veličina poglavito na izrazito zakrivljenim izloženim tkivima čiji je polumjer lokalne zakrivljenosti istog reda veličine kao i valna duljina upadnog EM polja.</text:p>
        </text:list-item>
        <text:list-item>
          <text:p text:style-name="P8">Razvoj homogenog i slojevitog, anatomskog modela vanjskog uha čovjeka realističnih dimenzija. Uho je odabrano zbog iznimne morfološke složenosti na kojoj absorbirano EM polje, za razliku od planarnog, sfernog i cilindričnog modela, ostvaruje heterogenu distribuciju.</text:p>
        </text:list-item>
        <text:list-item>
          <text:p text:style-name="P8">Razvoj algoritma automatske detekcije tzv. “hot-spot” regije koja predstavlja područje maksimalnog temperaturnog porasta u odnosu na normotemperaturu okoline van utjecaja EM polja. Ova tehnika zasniva se na iterativnoj primjeni PCA analize koristeći bilo zakrivljene modele jednostavne geometrije ili anatomske modele transformirane u neorganizirani oblak točaka.</text:p>
        </text:list-item>
        <text:list-item>
          <text:p text:style-name="P8">Proračun usrednjene absorbirane i upadne gustoće EM snage koristeći rigorozne matematičke definicije temeljene na plošnoj integraciji vektorskog toka gustoće snage kroz kontrolnu površinu proizvoljnog oblika. Kako je osnovni preduvjet aproksimacije plošnog integrala poznavanje distribucije normala po integracijskog površini, doprinos ove doktorske disertacije je i razvoj efikasnog numeričkog integratora. U prvom koraku, integrator, temeljeći se na točkama proračuna dobivenim koristeći algoritam automatske detekcije “hot-spot” regije, izvršava parametrizaciju ove regije uzimajući u obzir komponente prostora ortonormalne baze. Zatim, podintegralna funkcija se dobiva bivarijatnom interpolacijom. Na poslijetku, izvršava se dvodimenzionalna kvadratura visoke točnosti.</text:p>
        </text:list-item>
      </text:list>
      <text:p text:style-name="P3">Osim znanstvenog doprinosa, daljnja primjena rezultata istraživanja predložene doktorske disertacije bi ostvarila i:</text:p>
      <text:list text:style-name="L2">
        <text:list-item>
          <text:p text:style-name="P9">potvrdu validnosti gustoće absorbirane snage kao temeljnog ograničenja temperaturnog porasta za lokalnu izloženost zakrivljenih dijelova tijela iznad 6 GHz u stacionarnom stanju,</text:p>
        </text:list-item>
        <text:list-item>
          <text:p text:style-name="P9"><text:soft-page-break/>uvid o efikasnosti zakrivljenih i anatomskih modela za EM dozimetriju pri visokim frekvencijama kao temelj buduće rasprave i djelatnosti radne grupe 7 pod IEEE/ICES TC 95 SC 6 za EM dozimetrijsko modeliranje, <text:span text:style-name="T1">i</text:span></text:p>
        </text:list-item>
        <text:list-item>
          <text:p text:style-name="P9">temelje za diskusiju o realizaciji zakrivljenih modela kao referentnih za buduće generacije ICNIRP smjernica i IEEE standarda.</text:p>
        </text:list-item>
      </text:list>
      <text:h text:style-name="Heading_20_2" text:outline-level="2">Bibliografski podaci o relevantnoj literaturi</text:h>
      <text:list xml:id="list1339064790" text:style-name="L3">
        <text:list-item>
          <text:p text:style-name="P10"><text:span text:style-name="T5">T.</text:span> S. Rappaport, <text:span text:style-name="T5">S.</text:span> Sun, <text:span text:style-name="T5">R.</text:span> Mayzus, <text:span text:style-name="T5">H.</text:span> Zhao, <text:span text:style-name="T5">Y.</text:span> Azar, <text:span text:style-name="T5">K.</text:span> Wang, <text:span text:style-name="T5">G.</text:span> N. Wong, <text:span text:style-name="T5">J.</text:span> K. Schulz, <text:span text:style-name="T5">M.</text:span> Samimi, and <text:span text:style-name="T5">F.</text:span> Gutierrez. “Millimeter wave mobile communications for 5G cellular: It will work!” <text:span text:style-name="T2">IEEE Access</text:span>, 1:335-349, 2013.</text:p>
        </text:list-item>
        <text:list-item>
          <text:p text:style-name="P10"><text:span text:style-name="T5">J.</text:span> G. Andrews, <text:span text:style-name="T5">S.</text:span> Buzzi, <text:span text:style-name="T5">W.</text:span> Choi, <text:span text:style-name="T5">S.</text:span> V. Hanly, A. Lozano, A. C. K. Soong, and J. C. Zhang. “What will 5G be?” <text:span text:style-name="T2">IEEE Journal on Selected Areas in Communications</text:span>, 32(6):1065-1082, 2014.</text:p>
        </text:list-item>
        <text:list-item>
          <text:p text:style-name="P10">M. Zhadobov, N. Chahat, R. Sauleau, C. Le Quement, and Y. Le Drean. “Millimeter-wave interactions with the human body: state of knowledge and recent advances.” <text:span text:style-name="T2">International Journal of Microwave and Wireless Technologies</text:span>, 3(2):237-247, 2011.</text:p>
        </text:list-item>
        <text:list-item>
          <text:p text:style-name="P10">T. Wu, T. S. Rappaport, and C. M. Collins. “Safe for generations to come: Considerations of safety for millimeter waves in wireless communications.” <text:span text:style-name="T2">IEEE Microwave Magazine</text:span>, 16(2):65-84, 2015.</text:p>
        </text:list-item>
        <text:list-item>
          <text:p text:style-name="P10">R. F. Cleveland and J. L. Ulcek. “Questions and answers about biological effects and potential hazards of radio-frequency electromagnetic fields.” Federal Communication Commission, Office of Engineering and Technology Bulletin, 56, 1999.</text:p>
        </text:list-item>
        <text:list-item>
          <text:p text:style-name="P10">Y. Le Dréan, Y. S. Mahamoud, Y. Le Page, D. Habauzit, C. Le Quément, M. Zhadobov, and R. Sauleau. “State of knowledge on biological effects at 40-60 GHz.” <text:span text:style-name="T2">Comptes Rendus Physique</text:span>, 14(5):402-411, 2013.</text:p>
        </text:list-item>
        <text:list-item>
          <text:p text:style-name="P10">S. Romanenko, R. Begley, A. R. Harvey, L. Hool, and V. P. Wallace. “The interaction between electromagnetic fields at megahertz, gigahertz and terahertz frequencies with cells, tissues and organisms: <text:span text:style-name="T5">R</text:span>isks and potential.” <text:span text:style-name="T2">Journal of The Royal Society Interface</text:span>, 14(137):20170585, 2017.</text:p>
        </text:list-item>
        <text:list-item>
          <text:p text:style-name="P10">International Commission on Non-Ionizing Radiation Protection (ICNIRP). “Principles for non-ionizing radiation protection.” <text:span text:style-name="T2">Health Physics</text:span>, 118(5):477-482, 2020.</text:p>
        </text:list-item>
        <text:list-item>
          <text:p text:style-name="P10">A. Hirata, Y. Diao, T. Onishi, K. Sasaki, S. Ahn, D. Colombi, V. De Santis, I. Laakso, L. Giaccone, W. Joseph, E. A. Rashed, W. Kainz, and J. Chen. “Assessment of human exposure to electromagnetic fields: Review and future directions.” <text:span text:style-name="T2">IEEE Transactions on Electromagnetic Compatibility</text:span>, 63(5):1619-1630, 2021.</text:p>
        </text:list-item>
        <text:list-item>
          <text:p text:style-name="P10">International Commission on Non-Ionizing Radiation Protection (ICNIRP). “Guidelines for limiting exposure to electromagnetic fields (100 kHz to 300 GHz).” <text:span text:style-name="T2">Health Physics</text:span>, 118:483-524, 2020.</text:p>
        </text:list-item>
        <text:list-item>
          <text:p text:style-name="P10"><text:soft-page-break/>IEEE standard for safety levels with respect to human exposure to electric, magnetic, and electromagnetic fields, 0 Hz to 300 GHz. IEEE Std C95.1-2019 (Revision of IEEE Std C95.1-2005/ Incorporates IEEE Std C95.1-2019/Cor 1-2019), 2019.</text:p>
        </text:list-item>
        <text:list-item>
          <text:p text:style-name="P10">A. M. J. van den Heuvel, B. J. Haberley, D. J. R. Hoyle, N. A. S. Taylor, and R. J. Croft. “The independent influences of heat strain and dehydration upon cognition.” <text:span text:style-name="T2">European </text:span><text:span text:style-name="T4">J</text:span><text:span text:style-name="T2">ournal of </text:span><text:span text:style-name="T4">A</text:span><text:span text:style-name="T2">pplied </text:span><text:span text:style-name="T4">P</text:span><text:span text:style-name="T2">hysiology</text:span><text:span text:style-name="T6">,</text:span> 117:1025-1037, 2017.</text:p>
        </text:list-item>
        <text:list-item>
          <text:p text:style-name="P10">T. J. Walters, D. W. Blick, L. R. Johnson, E. R. Adair, and K R Foster. “Heating and pain sensation produced in human skin by millimeter waves: <text:span text:style-name="T5">C</text:span>omparison to a simple thermal model.” <text:span text:style-name="T2">Health Physics</text:span>, 78:259-267, 2000.</text:p>
        </text:list-item>
        <text:list-item>
          <text:p text:style-name="P10">M. W. Dewhirst, B. L. Viglianti, M. Lora-Michiels, M. Hanson, and P. J. Hoopes. “Basic principles of thermal dosimetry and thermal thresholds for tissue damage from hyperthermia.” <text:span text:style-name="T2">International Journal of Hyperthermia</text:span>, 19(3):267-294, 2003.</text:p>
        </text:list-item>
        <text:list-item>
          <text:p text:style-name="P10">A. Hirata, D. Funahashi, and S. Kodera. “Setting exposure guidelines and product safety standards for radio-frequency exposure at frequencies above 6 GHz: <text:span text:style-name="T5">B</text:span>rief review.” A<text:span text:style-name="T2">nnals of Telecommunications</text:span>, 74:17-24, 2019.</text:p>
        </text:list-item>
        <text:list-item>
          <text:p text:style-name="P11">Ministarstvo zdravstva RH. “Pravilnik o za<text:span text:style-name="T1">š</text:span>titi od elektromagnetskih polja,” <text:span text:style-name="T4">online</text:span><text:span text:style-name="T5">: </text:span><text:a xlink:type="simple" xlink:href="https://narodne-novine.nn.hr/clanci/sluzbeni/2014_12_146_2740.html" text:style-name="Internet_20_link" text:visited-style-name="Visited_20_Internet_20_Link"><text:span text:style-name="T5">https://narodne-novine.nn.hr/clanci/sluzbeni/2014_12_146_2740.html</text:span></text:a><text:span text:style-name="T5"> (pristupljeno 28.2.2022.), 2014.</text:span></text:p>
        </text:list-item>
        <text:list-item>
          <text:p text:style-name="P10">Ministarstvo zdravstva RH. “Pravilnik o izmjenama i dopunama pravilnika o za<text:span text:style-name="T1">š</text:span>titi od elektromagnetskih polja,” <text:span text:style-name="T4">online: </text:span><text:a xlink:type="simple" xlink:href="https://narodne-novine.nn.hr/clanci/sluzbeni/2019_03_31_627.html" text:style-name="Internet_20_link" text:visited-style-name="Visited_20_Internet_20_Link"><text:span text:style-name="T4">https://narodne-novine.nn.hr/clanci/sluzbeni/2019_03_31_627.html</text:span></text:a><text:span text:style-name="T4"> (pristupljeno 28.2.2023.),</text:span> 2019.</text:p>
        </text:list-item>
        <text:list-item>
          <text:p text:style-name="P10">D. Colombi, B. Thors, and C. Törnevik. “Implications of emf exposure limits on output power levels for 5G devices above 6 GHz.” <text:span text:style-name="T2">IEEE Antennas and Wireless Propagation Letters</text:span>, 14:1247-1249, 2015.</text:p>
        </text:list-item>
        <text:list-item>
          <text:p text:style-name="P12">K. Sasaki, M. Mizuno, K. Wake, and S. Watanabe. “Monte Carlo simulations of skin exposure to electromagnetic field from 10 GHz to 1 THz.” <text:span text:style-name="T2">Physics in </text:span><text:span text:style-name="T4">M</text:span><text:span text:style-name="T2">edicine &amp; </text:span><text:span text:style-name="T4">B</text:span><text:span text:style-name="T2">iology</text:span>, 62:6993-7010, 2017.</text:p>
        </text:list-item>
        <text:list-item>
          <text:p text:style-name="P12">Y. Hashimoto, A. Hirata, R. Morimoto, S. Aonuma, I. Laakso, K. Jokela, and K. Foster. “On the averaging area for incident power density for human exposure limits at frequencies over 6 GHz.” <text:span text:style-name="T2">Physics in Medicine &amp; Biology</text:span>, 62(8):3124-3138, 2017.</text:p>
        </text:list-item>
        <text:list-item>
          <text:p text:style-name="P10">K. R Foster, M. C Ziskin, and Q. Balzano. “Thermal response of human skin to microwave energy: <text:span text:style-name="T5">A</text:span> critical review.” <text:span text:style-name="T2">Health Physics</text:span>, 111(6):528-541, 2016.</text:p>
        </text:list-item>
        <text:list-item>
          <text:p text:style-name="P10">V. De Santis, A. Di Francesco, G. Bit-Babik, J. Roman, and W. El Hajj. “On the correlation between incident power density and temperature increase for exposures at frequencies above 6 GHz.” <text:span text:style-name="T2">IEEE Access</text:span>, 10:82236-82245, 2022.</text:p>
        </text:list-item>
        <text:list-item>
          <text:p text:style-name="P10">A. Hirata. “Review on human dosimetry for radio-frequency exposure above 6 GHz - international exposure standards.” <text:span text:style-name="T4">In proceedings of </text:span><text:span text:style-name="T2">Asia-Pacific Microwave Conference</text:span>, 681-683, 2018.</text:p>
        </text:list-item>
        <text:list-item>
          <text:p text:style-name="P10"><text:soft-page-break/>D. Funahashi, A. Hirata, S. Kodera, and K. R. Foster. “Area-averaged transmitted power density at skin surface as metric to estimate surface temperature elevation.” <text:span text:style-name="T2">IEEE Access</text:span>, 6:77665-77674, 2018.</text:p>
        </text:list-item>
        <text:list-item>
          <text:p text:style-name="P10">A. Hirata, S. Kodera, K. Sasaki, J. Gomez-Tames, I. Laakso, A. Wood, S. Watanabe, and K. R. Foster. “Human exposure to radio-frequency energy above 6 GHz: <text:span text:style-name="T5">R</text:span>eview of computational dosimetry studies.” <text:span text:style-name="T2">Physics in </text:span><text:span text:style-name="T4">M</text:span><text:span text:style-name="T2">edicine &amp; </text:span><text:span text:style-name="T4">B</text:span><text:span text:style-name="T2">iology</text:span>, 66(8):08TR01, 2021.</text:p>
        </text:list-item>
        <text:list-item>
          <text:p text:style-name="P11">G. Sacco, Z. Haider, and M. Zhadobov. “Exposure levels induced in curved body parts at mmWaves.” <text:span text:style-name="T2">IEEE Journal of Electromagnetics, RF and Microwaves in Medicine and Biology</text:span>, 6<text:span text:style-name="T5">(</text:span>3<text:span text:style-name="T5">):</text:span>413-419, <text:span text:style-name="T5">2022.</text:span></text:p>
        </text:list-item>
        <text:list-item>
          <text:p text:style-name="P10">M. C. Ziskin, S. I. Alekseev, K. R. Foster, and Q. Balzano. “Tissue models for RF exposure evaluation at frequencies above 6 GHz.” <text:span text:style-name="T2">Bioelectromagnetics</text:span>, 39(3):173-189, 2018.</text:p>
        </text:list-item>
        <text:list-item>
          <text:p text:style-name="P10">T. Nakae, D. Funahashi, J. Higashiyama, T. Onishi, and A. Hirata. “Skin temperature elevation for incident power densities from dipole arrays at 28 GHz.” <text:span text:style-name="T2">IEEE Access</text:span>, 8:26863-26871, 2020.</text:p>
        </text:list-item>
        <text:list-item>
          <text:p text:style-name="P10">D. Poljak and M. Cvetković. “Assessment of absorbed power density at the surface of flat lossy medium in GHz frequency range: A case of Hertz dipole.” <text:span text:style-name="T2">In </text:span><text:span text:style-name="T4">proceedings of</text:span><text:span text:style-name="T2"> International Conference on Smart and Sustainable Technologies</text:span>, 1-4, 2020.</text:p>
        </text:list-item>
        <text:list-item>
          <text:p text:style-name="P10">M. Ziane, R. Sauleau, and M. Zhadobov. “Antenna/body coupling in the near-field at 60 GHz: Impact on the absorbed power density.” <text:span text:style-name="T2">Applied Sciences</text:span><text:span text:style-name="T6">,</text:span> 10(21), 2020.</text:p>
        </text:list-item>
        <text:list-item>
          <text:p text:style-name="P10">K. R. Foster, M. C. Ziskin, Q. Balzano, and A. Hirata. “Thermal analysis of averaging times in radio-frequency exposure limits above 1 GHz.” <text:span text:style-name="T2">IEEE Access</text:span>, 6:74536-74546, 2018.</text:p>
        </text:list-item>
        <text:list-item>
          <text:p text:style-name="P10">W. He, B. Xu, M. Gustafsson, Z. Ying, and S. He. “RF compliance study of temperature elevation in human head model around 28 GHz for 5G user equipment application: Simulation analysis.” <text:span text:style-name="T2">IEEE Access</text:span>, 6:830-838, 2018.</text:p>
        </text:list-item>
        <text:list-item>
          <text:p text:style-name="P10">E. Carrasco, D. Colombi, K. R. Foster, M. Ziskin, and Q. Balzano. “Exposure assessment of portable wireless devices above 6 GHz. Radiation Protection Dosimetry,” 183(4):489-496, 2019.</text:p>
        </text:list-item>
        <text:list-item>
          <text:p text:style-name="P10">Y. Diao, K. Li, K. Sasaki, S. Kodera, I. Laakso, W. El Hajj, and A. Hirata. “Effect of incidence angle on the spatial-average of incident power density definition to correlate skin temperature rise for millimeter wave exposures.” <text:span text:style-name="T2">IEEE Transactions on Electromagnetic Compatibility</text:span>, 63(5):1709-1716, 2021.</text:p>
        </text:list-item>
        <text:list-item>
          <text:p text:style-name="P10">K. R. Foster, M. C. Ziskin, and Q. Balzano. “Three quarters of a century of research on <text:span text:style-name="T5">RF</text:span> exposure assessment and dosimetry – what have we learned?” <text:span text:style-name="T2">International Journal of Environmental Research and Public Health</text:span>, 19(4), 2022.</text:p>
        </text:list-item>
        <text:list-item>
          <text:p text:style-name="P12">R. Kovacs. “Electrotherapy &amp; Light Therapy, 5th edition.” <text:span text:style-name="T2">Lea &amp; Febiger</text:span>, 1945.</text:p>
        </text:list-item>
        <text:list-item>
          <text:p text:style-name="P12"><text:soft-page-break/>J. C. Lin. “Early Contributions to Electromagnetic Fields in Living Systems,” <text:span text:style-name="T2">Springer</text:span>, 1994.</text:p>
        </text:list-item>
        <text:list-item>
          <text:p text:style-name="P12">A. W. Guy. “Analyses of electromagnetic fields induced in biological tissues by thermographic studies on equivalent phantom models.” <text:span text:style-name="T2">IEEE Transactions on Microwave Theory and Techniques</text:span>, 19(2):205-214, 1971.</text:p>
        </text:list-item>
        <text:list-item>
          <text:p text:style-name="P10">C. H. Durney, H. Massoudi, and M. F. Iskander. “Radio-frequency radiation dosimetry handbook, 4th edition.” Brooks Air Force Base, TX: USAF School of Aerospace Medicine, Aerospace Medical Division (AFSC), 1986.</text:p>
        </text:list-item>
        <text:list-item>
          <text:p text:style-name="P10">W. P. Roach. “Radio-frequency radiation dosimetry handbook, 5th edition.” Air Force Research Lab Brooks Air Force Base, TX: Human Effectiveness Directorate, 2009.</text:p>
        </text:list-item>
        <text:list-item>
          <text:p text:style-name="P10">R. L. McIntosh and V. Anderson. “SAR <text:span text:style-name="T5">vs.</text:span> VAR, and the size and shape that provide the most appropriate RF exposure metric in the range of 0.5-6 GHz.” <text:span text:style-name="T2">Bioelectromagnetics</text:span>, 32(4):312-321, 2011.</text:p>
        </text:list-item>
        <text:list-item>
          <text:p text:style-name="P10">Federal Communications Commission. “Auction 101: Spectrum Frontiers – <text:span text:style-name="T5">28 </text:span>GHz,” <text:span text:style-name="T4">online</text:span><text:span text:style-name="T5">: </text:span><text:a xlink:type="simple" xlink:href="https://www.fcc.gov/auction/101/factsheet" text:style-name="Internet_20_link" text:visited-style-name="Visited_20_Internet_20_Link"><text:span text:style-name="T5">https://www.fcc.gov/auction/101/factsheet</text:span></text:a><text:span text:style-name="T5"> (pristupljeno: 1.3.2023.),</text:span> 2019.</text:p>
        </text:list-item>
        <text:list-item>
          <text:p text:style-name="P10">Federal Communications Commission. “Fact sheet on Spectrum Frontiers item,” <text:span text:style-name="T4">online</text:span><text:span text:style-name="T5">: </text:span><text:a xlink:type="simple" xlink:href="https://www.fcc.gov/document/fact-sheet-spectrum-frontiers-item" text:style-name="Internet_20_link" text:visited-style-name="Visited_20_Internet_20_Link"><text:span text:style-name="T5">https://www.fcc.gov/document/fact-sheet-spectrum-frontiers-item</text:span></text:a><text:span text:style-name="T5"> (pristupljeno: 1.3.2023.), </text:span>2016.</text:p>
        </text:list-item>
        <text:list-item>
          <text:p text:style-name="P10">V. Anderson, R. Croft, and R. L. McIntosh. “SAR <text:span text:style-name="T5">vs.</text:span> S<text:span text:style-name="T7">inc</text:span> : What is the appropriate RF exposure metric in the range 1-10 GHz? Part I: Using planar body models.” <text:span text:style-name="T2">Bioelectromagnetics</text:span>, 31(6):454-466, 2010.</text:p>
        </text:list-item>
        <text:list-item>
          <text:p text:style-name="P12">R. L. McIntosh and V. Anderson. “SAR <text:span text:style-name="T5">vs.</text:span> S<text:span text:style-name="T7">inc</text:span> : What is the appropriate RF exposure metric in the range 1-10 GHz? Part II: Using complex human body models.” <text:span text:style-name="T2">Bioelectromagnetics</text:span>, 31(6):467-478, 2010.</text:p>
        </text:list-item>
        <text:list-item>
          <text:p text:style-name="P12">B. Thors, D. Colombi, Z. Ying, T. Bolin, and C. Törnevik. “Exposure to RF EMF from array antennas in 5G mobile communication equipment.” <text:span text:style-name="T2">IEEE Access</text:span>, 4:7469-7478, 2016.</text:p>
        </text:list-item>
        <text:list-item>
          <text:p text:style-name="P10">A. Christ, T. Samaras, E. Neufeld, and N. Kuster. “Limitations of incident power density as a proxy for induced electromagnetic fields.” <text:span text:style-name="T2">Bioelectromagnetics</text:span>, 41:348-359, 2020.</text:p>
        </text:list-item>
        <text:list-item>
          <text:p text:style-name="P10">D. Funahashi, T. Ito, A. Hirata, T. Iyama, and T. Onishi. “Averaging area of incident power density for human exposure from patch antenna arrays.” <text:span text:style-name="T2">IEICE Transactions on Electronics</text:span>, E101.C(8):644-646, 2018.</text:p>
        </text:list-item>
        <text:list-item>
          <text:p text:style-name="P10">K. Li, K. Sasaki, K. Wake, T. Onishi, and S. Watanabe. “Quantitative comparison of power densities related to electromagnetic near-field exposures with safety guidelines from 6 to 100 GHz.” <text:span text:style-name="T2">IEEE Access</text:span>, 9:115801-115812, 2021.</text:p>
        </text:list-item>
        <text:list-item>
          <text:p text:style-name="P10"><text:soft-page-break/>K. Li, Y. Diao, K. Sasaki, A. Prokop, D. Poljak, V. Doric, J. Xi, S. Kodera, A. Hirata, and W. El Hajj. “Intercomparison of calculated incident power density and temperature rise for exposure from different antennas at 10-90 GHz.” <text:span text:style-name="T2">IEEE Access</text:span>, 9:151654-151666, 2021.</text:p>
        </text:list-item>
        <text:list-item>
          <text:p text:style-name="P10">K. Li, K. Sasaki, S. Watanabe, and H. Shirai. “Relationship between power density and surface temperature elevation for human skin exposure to electromagnetic waves with oblique incidence angle from 6 GHz to 1 THz.” <text:span text:style-name="T2">Physics in Medicine &amp; Biology</text:span>, 64(6):065016, 2019.</text:p>
        </text:list-item>
        <text:list-item>
          <text:p text:style-name="P10">D. Poljak, M. Cvetković, O: Bottauscio, A.Hirata, I. Laakso, E. Neufeld, S. Reboux, C. Warren, A. Giannopoulos, and F. Costen. “On the use of conformal models and methods in dosimetry for nonuniform field exposure.” <text:span text:style-name="T2">IEEE Transactions on Electromagnetic Compatibility</text:span>, 60(2):328-337, 2018.</text:p>
        </text:list-item>
        <text:list-item>
          <text:p text:style-name="P10">IEEE guide for the definition of incident power density to correlate surface temperature elevation. IEEE Std 2889-2021, 2021.</text:p>
        </text:list-item>
        <text:list-item>
          <text:p text:style-name="P10">A. Kapetanović and D. Poljak. “Application of automatic differentiation in electromagnetic dosimetry – Assessment of the absorbed power density in the mmWave frequency spectrum.” <text:span text:style-name="T2">In </text:span><text:span text:style-name="T4">proceedings of the</text:span><text:span text:style-name="T2"> International Conference on Smart and Sustainable Technologies</text:span>, 1-6, 2021.</text:p>
        </text:list-item>
        <text:list-item>
          <text:p text:style-name="P10">T. Wu, T. S. Rappaport, and C. M. Collins. “The human body and millimeter-wave wireless communication systems: Interactions and implications.” <text:span text:style-name="T2">In </text:span><text:span text:style-name="T4">proceedings of the </text:span><text:span text:style-name="T2">IEEE International Conference on Communications (ICC)</text:span>, 2423-2429, 2015.</text:p>
        </text:list-item>
        <text:list-item>
          <text:p text:style-name="P10">K. R. Foster, M. C. Ziskin, Q. Balzano, and G. Bit-Babik. “Modeling tissue heating from exposure to radio-frequency energy and relevance of tissue heating to exposure limits: Heating factor.” <text:span text:style-name="T2">Health </text:span><text:span text:style-name="T4">P</text:span><text:span text:style-name="T2">hysics</text:span>, 115(2):295-307, 2018.</text:p>
        </text:list-item>
        <text:list-item>
          <text:p text:style-name="P10">C.-H. Li, M. Douglas, E. Ofli, N. Chavannes, Q. Balzano, and N. Kuster. “Mechanisms of <text:span text:style-name="T5">RF </text:span>electromagnetic field absorption in human hands and fingers.” <text:span text:style-name="T2">IEEE Transactions on Microwave Theory and Techniques</text:span>, 60(7):2267-2276, 2012.</text:p>
        </text:list-item>
        <text:list-item>
          <text:p text:style-name="P10">Y. Diao, E. A. Rashed, and A. Hirata. “Assessment of absorbed power density and temperature rise for nonplanar body model under electromagnetic exposure above 6 GHz.” <text:span text:style-name="T2">Physics in </text:span><text:span text:style-name="T4">M</text:span><text:span text:style-name="T2">edicine &amp; </text:span><text:span text:style-name="T4">B</text:span><text:span text:style-name="T2">iology</text:span>, 65(22):224001, 2020.</text:p>
        </text:list-item>
        <text:list-item>
          <text:p text:style-name="P10">W. S. Snyder, M. J. Cook, E.S. Nasset, L. R. Karhausen, G. Parry Howells, and I. H. Tipton. “Report of the task group on reference man.” <text:span text:style-name="T2">Annals of the ICRP</text:span>, 3(23), 1979.</text:p>
        </text:list-item>
        <text:list-item>
          <text:p text:style-name="P10">C. Gabriel. “Compilation of the dielectric properties of body tissues at RF and microwave frequencies.” US Air Force, Final Technical Report, TR–1996–0037, 1996.</text:p>
        </text:list-item>
        <text:list-item>
          <text:p text:style-name="P10">O.P. Gandhi and A. Riazi. “Absorption of millimeter waves by human beings and its biological implications.” <text:span text:style-name="T2">IEEE Transactions on Microwave Theory and Techniques</text:span>, 34(2):228-235, 1986.</text:p>
        </text:list-item>
        <text:list-item>
          <text:p text:style-name="P10">P. A. Hasgall, E. Neufeld, M. C. Gosselin, A. Klingenböck, and N. Kuster. “IT’IS database for thermal and electromagnetic parameters of biological tissues, <text:span text:style-name="T5">ver. 4.1</text:span>”, <text:span text:style-name="T4">online</text:span><text:span text:style-name="T5">: </text:span><text:a xlink:type="simple" xlink:href="http://www.itis.ethz.ch/database" text:style-name="Internet_20_link" text:visited-style-name="Visited_20_Internet_20_Link"><text:span text:style-name="T5">www.itis.ethz.ch/database</text:span></text:a><text:span text:style-name="T5"> (pristupljeno 28.2.2023),</text:span> 2022.</text:p>
        </text:list-item>
        <text:list-item>
          <text:p text:style-name="P10"><text:soft-page-break/>K. Li, S. Kodera, D. Poljak, Y. Diao, K. Sasaki, A. Šušnjara, A. Prokop, K. Taguchi, J. Xi, S. Zhang, M. Yao, G. Sacco, M. Zhadobov, W. El Hajj, and A. Hirata. “Calculated epithelial/absorbed power density for exposure from antennas at 10-90 GHz: Intercomparison study using a planar skin model.” <text:span text:style-name="T2">IEEE Access</text:span>, 11:7420-7435, 2023.</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7.5.1.2$Linux_X86_64 LibreOffice_project/81bce3cd17f5e01886721863a4fa0d99f91033a6</meta:generator>
    <dc:date>2023-03-03T10:34:22.669717921</dc:date>
    <meta:editing-duration>PT1H24M57S</meta:editing-duration>
    <meta:editing-cycles>4</meta:editing-cycles>
    <meta:document-statistic meta:table-count="0" meta:image-count="0" meta:object-count="0" meta:page-count="17" meta:paragraph-count="113" meta:word-count="7384" meta:character-count="53887" meta:non-whitespace-character-count="46689"/>
  </office:meta>
</office:document-meta>
</file>